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3-07-18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3-03-10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2-10-18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2-06-21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2-03-09 0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1-11-08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1-07-1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1-03-10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20-04-2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9-10-15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9-07-08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9-03-04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8-07-1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8-03-07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7-10-1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7-03-07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6-10-06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6-03-08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6-01-14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5-09-01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5-06-03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5-03-0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5-01-1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4-10-15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4-06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4-03-03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3-12-1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3-10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3-06-18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3-03-1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2-12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2-09-1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2-06-1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2-03-1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1-12-1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1-09-1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1-06-13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1-03-0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0-12-13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0-09-20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0-06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10-03-22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09-12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09-09-14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09-06-16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09-03-18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694</text:p>
          </table:table-cell>
          <table:table-cell office:value-type="string" calcext:value-type="string">
            <text:p>2009-03-18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